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P10" style:family="paragraph" style:parent-style-name="Standard">
      <style:text-properties officeooo:rsid="00054bf8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4e6d9d"/>
    </style:style>
    <style:style style:name="T7" style:family="text">
      <style:text-properties officeooo:rsid="0051a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7">4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08:37:50.098793600</dc:date>
    <meta:editing-duration>PT40M34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9" meta:non-whitespace-character-count="539"/>
  </office:meta>
</office:document-meta>
</file>